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2" style:master-page-name="">
      <style:paragraph-properties style:page-number="auto" fo:break-before="page"/>
    </style:style>
    <style:style style:name="P4" style:family="paragraph" style:parent-style-name="Heading_20_2" style:master-page-name="">
      <style:paragraph-properties style:page-number="auto" fo:break-before="page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Status<text:tab/>1</text:p>
          <text:p text:style-name="P2">Overview<text:tab/>1</text:p>
          <text:p text:style-name="P2">LinaJS<text:tab/>1</text:p>
          <text:p text:style-name="P2">ArcadeJS<text:tab/>1</text:p>
          <text:p text:style-name="P1">Overview<text:tab/>1</text:p>
        </text:index-body>
      </text:table-of-content>
      <text:p text:style-name="Standard"/>
      <text:h text:style-name="Heading_20_1" text:outline-level="1">Status</text:h>
      <text:p text:style-name="Text_20_body">This package was developed during my summer hollydays 2010 and finished during winter 2010.</text:p>
      <text:h text:style-name="Heading_20_1" text:outline-level="1">Overview</text:h>
      <text:p text:style-name="Text_20_body">ArcadeJS is a 2d game for HTML5 written in pure JavaScript.</text:p>
      <text:p text:style-name="Text_20_body">Part of the distribution is</text:p>
      <text:list xml:id="list37154657" text:style-name="L1">
        <text:list-item>
          <text:p text:style-name="P5">lina.js<text:line-break/>An independent object oriented math library for points, vectors, and homogeneous <text:s text:c="4"/>transformations in 2D space.<text:line-break/>A polygon class helps with collision detection and hit testing.</text:p>
        </text:list-item>
        <text:list-item>
          <text:p text:style-name="P5">arcade.js<text:line-break/>A 2D game engine that provides a render loop and support for multiple moving objects.</text:p>
        </text:list-item>
        <text:list-item>
          <text:p text:style-name="P5">Arcade-comtrols.js<text:line-break/></text:p>
        </text:list-item>
        <text:list-item>
          <text:p text:style-name="P5">Demo package</text:p>
          <text:list>
            <text:list-item>
              <text:p text:style-name="P5">- Rip-off clone<text:line-break/>A port of the Rip-Off arcade game written by Tim Skelly / Cinematronix in 1980.</text:p>
            </text:list-item>
          </text:list>
        </text:list-item>
      </text:list>
      <text:p text:style-name="Text_20_body">ArcadeJS contains of three parts: a math library, a game engine and the demo package.</text:p>
      <text:p text:style-name="Text_20_body">All of this is written in 100% JavaScript and requires HTML5, namely support for canvas and audi.</text:p>
      <text:h text:style-name="Heading_20_1" text:outline-level="1">LinaJS</text:h>
      <text:p text:style-name="Text_20_body"/>
      <text:h text:style-name="Heading_20_1" text:outline-level="1">ArcadeJS</text:h>
      <text:h text:style-name="Heading_20_2" text:outline-level="2">Overview</text:h>
      <text:h text:style-name="P3" text:outline-level="2">Render loop</text:h>
      <text:p text:style-name="Text_20_body">A game is nothing more than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><text:tab/><text:tab/>if obj.ttl_reached:</text:p>
      <text:p text:style-name="Code"><text:tab/><text:tab/><text:tab/>obj.die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Draw all objects</text:p>
      <text:p text:style-name="Code"><text:tab/>clear_canvas()</text:p>
      <text:p text:style-name="Code"><text:tab/>game.preDraw(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modelling coordinates</text:p>
      <text:p text:style-name="Code"><text:tab/><text:tab/>obj.draw(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)</text:p>
      <text:p text:style-name="Code"><text:tab/></text:p>
      <text:p text:style-name="Code"><text:tab/>draw_game_debug_infos()</text:p>
      <text:p text:style-name="Text_20_body"/>
      <text:h text:style-name="P3" text:outline-level="2">Coordinate systems and transformation pipeline</text:h>
      <text:p text:style-name="P6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0/0.<text:line-break/>This is not necessarily identical with the center of the bounding sphere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7" svg:width="2.459cm" svg:height="1.804cm" draw:transform="rotate (1.04196156344042) translate (1.17877463343247cm 3.03083660300555cm)" svg:viewBox="0 0 2460 1805" draw:points="0,111300 2460,110843 788,112648"><text:p/></draw:polygon><draw:line text:anchor-type="paragraph" draw:z-index="4" draw:style-name="gr3" draw:text-style-name="P7" svg:x1="2.42cm" svg:y1="4.161cm" svg:x2="2.42cm" svg:y2="0.086cm"><text:p/></draw:line><draw:line text:anchor-type="paragraph" draw:z-index="3" draw:style-name="gr3" draw:text-style-name="P7" svg:x1="0.118cm" svg:y1="2.753cm" svg:x2="4.431cm" svg:y2="2.753cm"><text:p/></draw:line><draw:ellipse text:anchor-type="paragraph" draw:z-index="2" draw:style-name="gr2" draw:text-style-name="P7" svg:width="2.594cm" svg:height="2.647cm" svg:x="1.069cm" svg:y="0.884cm"><text:p/></draw:ellipse><draw:line text:anchor-type="paragraph" draw:z-index="5" draw:style-name="gr1" draw:text-style-name="P7" svg:x1="2.314cm" svg:y1="2.18cm" svg:x2="2.513cm" svg:y2="2.356cm"><text:p/></draw:line><draw:line text:anchor-type="paragraph" draw:z-index="6" draw:style-name="gr1" draw:text-style-name="P7" svg:x1="2.314cm" svg:y1="2.356cm" svg:x2="2.513cm" svg:y2="2.18cm"><text:p/></draw:line><draw:frame text:anchor-type="paragraph" draw:z-index="28" draw:style-name="gr5" draw:text-style-name="P9" svg:width="1.177cm" svg:height="0.373cm" svg:x="2.485cm" svg:y="1.792cm"><draw:text-box><text:p><text:span text:style-name="T1">ptSphere</text:span></text:p></draw:text-box></draw:frame><draw:frame text:anchor-type="paragraph" draw:z-index="29" draw:style-name="gr5" draw:text-style-name="P9" svg:width="0.84cm" svg:height="0.373cm" svg:x="2.514cm" svg:y="2.445cm"><draw:text-box><text:p><text:span text:style-name="T1">0/0</text:span></text:p></draw:text-box></draw:frame><draw:frame text:anchor-type="paragraph" draw:z-index="30" draw:style-name="gr5" draw:text-style-name="P9" svg:width="0.398cm" svg:height="0.373cm" svg:x="2.642cm" svg:y="0.064cm"><draw:text-box><text:p><text:span text:style-name="T1">0°</text:span></text:p></draw:text-box></draw:frame></text:p></draw:text-box></draw:frame></text:p>
      <text:p text:style-name="P6">World Coodinates ('WC')</text:p>
      <text:p text:style-name="Text_20_body">The game play takes place in World Coordinates. <text:line-break/>The visible part of the world is defined by a Viewport.</text:p>
      <text:p text:style-name="Text_20_body"><draw:frame draw:style-name="fr2" draw:name="Rahmen2" text:anchor-type="as-char" svg:y="-2.42cm" svg:width="4.8cm" draw:z-index="7"><draw:text-box fo:min-height="4.526cm"><text:p text:style-name="Frame_20_contents"><draw:polygon text:anchor-type="paragraph" draw:z-index="11" draw:style-name="gr1" draw:text-style-name="P7" svg:width="0.669cm" svg:height="0.327cm" draw:transform="rotate (1.04196156344042) translate (3.12166425296531cm 1.5087683136523cm)" svg:viewBox="0 0 670 328" draw:points="50,119749 670,120077 0,120077"><text:p/></draw:polygon><draw:line text:anchor-type="paragraph" draw:z-index="10" draw:style-name="gr4" draw:text-style-name="P7" svg:x1="0.118cm" svg:y1="2.753cm" svg:x2="4.431cm" svg:y2="2.753cm"><text:p/></draw:line><draw:line text:anchor-type="paragraph" draw:z-index="9" draw:style-name="gr4" draw:text-style-name="P7" svg:x1="2.42cm" svg:y1="4.161cm" svg:x2="2.42cm" svg:y2="0.086cm"><text:p/></draw:line><draw:rect text:anchor-type="paragraph" draw:z-index="8" draw:style-name="gr2" draw:text-style-name="P7" svg:width="1.869cm" svg:height="1.795cm" svg:x="2.522cm" svg:y="0.757cm"><text:p/></draw:rect></text:p></draw:text-box></draw:frame></text:p>
      <text:p text:style-name="P6">View Coordionates ('VC')</text:p>
      <text:p text:style-name="Text_20_body">The Viewport defines the visible part of the 'world'.</text:p>
      <text:p text:style-name="Text_20_body"><draw:frame draw:style-name="fr2" draw:name="Rahmen3" text:anchor-type="as-char" svg:y="0.605cm" svg:width="4.8cm" draw:z-index="12"><draw:text-box fo:min-height="4.526cm"><text:p text:style-name="Frame_20_contents"><draw:polygon text:anchor-type="paragraph" draw:z-index="19" draw:style-name="gr1" draw:text-style-name="P7" svg:width="0.998cm" svg:height="0.668cm" draw:transform="rotate (1.04196156344042) translate (2.01857551472772cm 2.00123732863793cm)" svg:viewBox="0 0 999 669" draw:points="69,125548 999,125959 0,126217"><text:p/></draw:polygon><draw:line text:anchor-type="paragraph" draw:z-index="18" draw:style-name="gr4" draw:text-style-name="P7" svg:x1="0.155cm" svg:y1="4.101cm" svg:x2="4.468cm" svg:y2="4.101cm"><text:p/></draw:line><draw:line text:anchor-type="paragraph" draw:z-index="17" draw:style-name="gr4" draw:text-style-name="P7" svg:x1="0.155cm" svg:y1="4.101cm" svg:x2="0.155cm" svg:y2="0.026cm"><text:p/></draw:line><draw:frame text:anchor-type="paragraph" draw:z-index="16" draw:style-name="gr5" draw:text-style-name="P9" svg:width="1.073cm" svg:height="0.458cm" svg:x="0.215cm" svg:y="3.558cm"><draw:text-box><text:p><text:span text:style-name="T1">VP</text:span><text:span text:style-name="T2">Min</text:span></text:p></draw:text-box></draw:frame><draw:frame text:anchor-type="paragraph" draw:z-index="15" draw:style-name="gr5" draw:text-style-name="P9" svg:width="0.84cm" svg:height="0.458cm" svg:x="3.507cm" svg:y="0.132cm"><draw:text-box><text:p text:style-name="P8"><text:span text:style-name="T1">VP</text:span><text:span text:style-name="T2">Max</text:span></text:p></draw:text-box></draw:frame><draw:line text:anchor-type="paragraph" draw:z-index="14" draw:style-name="gr1" draw:text-style-name="P7" svg:x1="0.155cm" svg:y1="0.026cm" svg:x2="4.478cm" svg:y2="0.026cm"><text:p/></draw:line><draw:line text:anchor-type="paragraph" draw:z-index="13" draw:style-name="gr1" draw:text-style-name="P7" svg:x1="4.479cm" svg:y1="0.026cm" svg:x2="4.449cm" svg:y2="4.039cm"><text:p/></draw:line></text:p></draw:text-box></draw:frame></text:p>
      <text:p text:style-name="Text_20_body"/>
      <text:p text:style-name="P6">Canvas Coordionates ('CC')</text:p>
      <text:p text:style-name="Text_20_body">Finally the objects are rendered to the canvas using pixel coordinates.<text:line-break/><text:soft-page-break/>Note that the positve y-axis of the canvas points downward.</text:p>
      <text:p text:style-name="Text_20_body">If the aspect ratio of the viewport and the canvas are different, some parts outside of the original viewport may be displayed in order to prevent stretching. </text:p>
      <text:p text:style-name="Text_20_body"><draw:frame draw:style-name="fr2" draw:name="Rahmen4" text:anchor-type="as-char" svg:y="0.605cm" svg:width="4.8cm" draw:z-index="20"><draw:text-box fo:min-height="4.526cm"><text:p text:style-name="Frame_20_contents"><draw:line text:anchor-type="paragraph" draw:z-index="21" draw:style-name="gr1" draw:text-style-name="P7" svg:x1="4.479cm" svg:y1="0.026cm" svg:x2="4.449cm" svg:y2="4.039cm"><text:p/></draw:line><draw:line text:anchor-type="paragraph" draw:z-index="22" draw:style-name="gr4" draw:text-style-name="P7" svg:x1="0.155cm" svg:y1="0.026cm" svg:x2="4.478cm" svg:y2="0.026cm"><text:p/></draw:line><draw:frame text:anchor-type="paragraph" draw:z-index="23" draw:style-name="gr5" draw:text-style-name="P9" svg:width="0.84cm" svg:height="0.373cm" svg:x="0.229cm" svg:y="0.088cm"><draw:text-box><text:p><text:span text:style-name="T1">0/0</text:span></text:p></draw:text-box></draw:frame><draw:frame text:anchor-type="paragraph" draw:z-index="24" draw:style-name="gr5" draw:text-style-name="P9" svg:width="2.911cm" svg:height="0.373cm" svg:x="1.538cm" svg:y="3.667cm"><draw:text-box><text:p text:style-name="P8"><text:span text:style-name="T1">Canvas width/height</text:span></text:p></draw:text-box></draw:frame><draw:line text:anchor-type="paragraph" draw:z-index="25" draw:style-name="gr6" draw:text-style-name="P7" svg:x1="0.155cm" svg:y1="4.101cm" svg:x2="0.155cm" svg:y2="0.026cm"><text:p/></draw:line><draw:line text:anchor-type="paragraph" draw:z-index="26" draw:style-name="gr7" draw:text-style-name="P7" svg:x1="0.155cm" svg:y1="4.101cm" svg:x2="4.468cm" svg:y2="4.101cm"><text:p/></draw:line><draw:polygon text:anchor-type="paragraph" draw:z-index="27" draw:style-name="gr1" draw:text-style-name="P7" svg:width="0.998cm" svg:height="0.668cm" draw:transform="rotate (1.04196156344042) translate (2.01857551472773cm 2.00123732863793cm)" svg:viewBox="0 0 999 669" draw:points="69,139928 999,140338 0,140597"><text:p/></draw:polygon>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0M14S</meta:editing-duration>
    <meta:editing-cycles>18</meta:editing-cycles>
    <meta:generator>OpenOffice.org/3.2$Win32 OpenOffice.org_project/320m12$Build-9483</meta:generator>
    <dc:date>2010-12-26T18:04:12.25</dc:date>
    <dc:creator>Martin Wendt</dc:creator>
    <meta:printed-by>Martin Wendt</meta:printed-by>
    <meta:print-date>2010-12-26T17:54:31.89</meta:print-date>
    <meta:document-statistic meta:table-count="0" meta:image-count="0" meta:object-count="0" meta:page-count="5" meta:paragraph-count="88" meta:word-count="416" meta:character-count="2958"/>
    <meta:user-defined meta:name="Info 1"/>
    <meta:user-defined meta:name="Info 2"/>
    <meta:user-defined meta:name="Info 3"/>
    <meta:user-defined meta:name="Info 4"/>
  </office:meta>
</office:document-meta>
</file>